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, 'Arial Unicode MS'"/>
    <style:font-face style:name="Symbol" svg:font-family="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tyle="normal" style:text-underline-style="none" fo:font-weight="bold" officeooo:rsid="001c761e" officeooo:paragraph-rsid="00166fc8" style:font-style-asian="normal" style:font-weight-asian="bold" style:font-name-complex="Times New Roman" style:font-style-complex="normal" style:font-weight-complex="bold"/>
    </style:style>
    <style:style style:name="P2" style:family="paragraph" style:parent-style-name="Standard">
      <style:text-properties fo:color="#000000" style:font-name="Times New Roman" fo:font-style="normal" style:text-underline-style="none" fo:font-weight="bold" officeooo:rsid="001c761e" officeooo:paragraph-rsid="001b6131" style:font-style-asian="normal" style:font-weight-asian="bold" style:font-name-complex="Times New Roman" style:font-style-complex="normal" style:font-weight-complex="bold"/>
    </style:style>
    <style:style style:name="P3" style:family="paragraph" style:parent-style-name="Standard">
      <style:text-properties fo:color="#000000" style:font-name="Times New Roman" fo:font-style="normal" style:text-underline-style="none" fo:font-weight="normal" officeooo:rsid="0024d312" officeooo:paragraph-rsid="00185c83" style:font-style-asian="normal" style:font-weight-asian="normal" style:font-name-complex="Times New Roman" style:font-style-complex="normal" style:font-weight-complex="normal"/>
    </style:style>
    <style:style style:name="P4" style:family="paragraph" style:parent-style-name="Standard">
      <style:text-properties fo:color="#000000" style:font-name="Times New Roman" fo:font-style="normal" style:text-underline-style="none" fo:font-weight="normal" officeooo:rsid="0024d312" officeooo:paragraph-rsid="001b6131" style:font-style-asian="normal" style:font-weight-asian="normal" style:font-name-complex="Times New Roman" style:font-style-complex="normal" style:font-weight-complex="normal"/>
    </style:style>
    <style:style style:name="P5" style:family="paragraph" style:parent-style-name="Standard">
      <style:text-properties officeooo:paragraph-rsid="00166fc8"/>
    </style:style>
    <style:style style:name="P6" style:family="paragraph" style:parent-style-name="Standard">
      <style:text-properties officeooo:paragraph-rsid="001b6131"/>
    </style:style>
    <style:style style:name="P7" style:family="paragraph" style:parent-style-name="Standard" style:list-style-name="WW8Num3">
      <style:text-properties officeooo:paragraph-rsid="00166fc8"/>
    </style:style>
    <style:style style:name="P8" style:family="paragraph" style:parent-style-name="Standard" style:list-style-name="WW8Num3">
      <style:text-properties officeooo:paragraph-rsid="001b6131"/>
    </style:style>
    <style:style style:name="P9" style:family="paragraph" style:parent-style-name="Standard" style:list-style-name="WW8Num3">
      <style:text-properties fo:color="#000000" style:font-name="Times New Roman" fo:font-style="normal" style:text-underline-style="none" fo:font-weight="bold" officeooo:rsid="001c761e" officeooo:paragraph-rsid="00166fc8" style:font-style-asian="normal" style:font-weight-asian="bold" style:font-name-complex="Times New Roman" style:font-style-complex="normal" style:font-weight-complex="bold"/>
    </style:style>
    <style:style style:name="P10" style:family="paragraph" style:parent-style-name="Standard" style:list-style-name="WW8Num3">
      <style:text-properties fo:color="#000000" style:font-name="Times New Roman" fo:font-style="normal" style:text-underline-style="none" fo:font-weight="bold" officeooo:rsid="001c761e" officeooo:paragraph-rsid="001b6131" style:font-style-asian="normal" style:font-weight-asian="bold" style:font-name-complex="Times New Roman" style:font-style-complex="normal" style:font-weight-complex="bold"/>
    </style:style>
    <style:style style:name="P11" style:family="paragraph" style:parent-style-name="Standard" style:list-style-name="WW8Num3">
      <style:text-properties fo:color="#000000" style:font-name="Times New Roman" fo:font-style="normal" style:text-underline-style="none" fo:font-weight="bold" officeooo:paragraph-rsid="00166fc8" style:font-style-asian="normal" style:font-weight-asian="bold" style:font-name-complex="Times New Roman" style:font-style-complex="normal" style:font-weight-complex="bold"/>
    </style:style>
    <style:style style:name="P12" style:family="paragraph" style:parent-style-name="Standard" style:list-style-name="WW8Num3">
      <style:text-properties fo:color="#000000" style:font-name="Times New Roman" fo:font-style="normal" style:text-underline-style="none" fo:font-weight="bold" officeooo:paragraph-rsid="001b6131" style:font-style-asian="normal" style:font-weight-asian="bold" style:font-name-complex="Times New Roman" style:font-style-complex="normal" style:font-weight-complex="bold"/>
    </style:style>
    <style:style style:name="P13" style:family="paragraph" style:parent-style-name="Standard" style:list-style-name="WW8Num3">
      <style:text-properties fo:color="#000000" style:font-name="Times New Roman" fo:font-style="normal" style:text-underline-style="none" fo:font-weight="bold" officeooo:rsid="001f0bfa" officeooo:paragraph-rsid="001f0bfa" style:font-style-asian="normal" style:font-weight-asian="bold" style:font-name-complex="Times New Roman" style:font-style-complex="normal" style:font-weight-complex="bold"/>
    </style:style>
    <style:style style:name="P14" style:family="paragraph" style:parent-style-name="Standard" style:list-style-name="WW8Num3">
      <style:text-properties fo:color="#000000" style:font-name="Times New Roman" fo:font-style="normal" style:text-underline-style="none" fo:font-weight="normal" officeooo:paragraph-rsid="00166fc8" style:font-style-asian="normal" style:font-weight-asian="normal" style:font-name-complex="Times New Roman" style:font-style-complex="normal" style:font-weight-complex="normal"/>
    </style:style>
    <style:style style:name="P15" style:family="paragraph" style:parent-style-name="Standard" style:list-style-name="WW8Num3">
      <style:text-properties fo:color="#000000" style:font-name="Times New Roman" fo:font-style="normal" style:text-underline-style="none" fo:font-weight="normal" officeooo:paragraph-rsid="001c6e76" style:font-style-asian="normal" style:font-weight-asian="normal" style:font-name-complex="Times New Roman" style:font-style-complex="normal" style:font-weight-complex="normal"/>
    </style:style>
    <style:style style:name="P16" style:family="paragraph" style:parent-style-name="Standard" style:list-style-name="WW8Num3">
      <style:text-properties fo:color="#000000" style:font-name="Times New Roman" fo:font-style="normal" style:text-underline-style="none" fo:font-weight="normal" officeooo:paragraph-rsid="001b6131" style:font-style-asian="normal" style:font-weight-asian="normal" style:font-name-complex="Times New Roman" style:font-style-complex="normal" style:font-weight-complex="normal"/>
    </style:style>
    <style:style style:name="P17" style:family="paragraph" style:parent-style-name="Standard" style:list-style-name="WW8Num3">
      <style:text-properties fo:color="#000000" style:font-name="Times New Roman" fo:font-style="normal" style:text-underline-style="none" fo:font-weight="normal" officeooo:rsid="0024d312" officeooo:paragraph-rsid="00166fc8" style:font-style-asian="normal" style:font-weight-asian="normal" style:font-name-complex="Times New Roman" style:font-style-complex="normal" style:font-weight-complex="normal"/>
    </style:style>
    <style:style style:name="P18" style:family="paragraph" style:parent-style-name="Standard" style:list-style-name="WW8Num3">
      <style:text-properties fo:color="#000000" style:font-name="Times New Roman" fo:font-style="normal" style:text-underline-style="none" fo:font-weight="normal" officeooo:rsid="0024d312" officeooo:paragraph-rsid="001b6131" style:font-style-asian="normal" style:font-weight-asian="normal" style:font-name-complex="Times New Roman" style:font-style-complex="normal" style:font-weight-complex="normal"/>
    </style:style>
    <style:style style:name="P19" style:family="paragraph" style:parent-style-name="Standard" style:list-style-name="WW8Num3">
      <style:text-properties fo:color="#000000" style:font-name="Times New Roman" fo:font-style="normal" style:text-underline-style="none" fo:font-weight="normal" officeooo:rsid="0024d312" officeooo:paragraph-rsid="001f0bfa" style:font-style-asian="normal" style:font-weight-asian="normal" style:font-name-complex="Times New Roman" style:font-style-complex="normal" style:font-weight-complex="normal"/>
    </style:style>
    <style:style style:name="P20" style:family="paragraph" style:parent-style-name="Standard" style:list-style-name="WW8Num3">
      <style:text-properties fo:color="#000000" style:font-name="Times New Roman" fo:font-style="normal" style:text-underline-style="none" fo:font-weight="normal" officeooo:rsid="001c761e" officeooo:paragraph-rsid="00166fc8" style:font-style-asian="normal" style:font-weight-asian="normal" style:font-name-complex="Times New Roman" style:font-style-complex="normal" style:font-weight-complex="normal"/>
    </style:style>
    <style:style style:name="P21" style:family="paragraph" style:parent-style-name="Standard" style:list-style-name="WW8Num3">
      <style:text-properties fo:color="#000000" style:font-name="Times New Roman" fo:font-style="normal" style:text-underline-style="none" fo:font-weight="normal" officeooo:rsid="001c761e" officeooo:paragraph-rsid="001c6e76" style:font-style-asian="normal" style:font-weight-asian="normal" style:font-name-complex="Times New Roman" style:font-style-complex="normal" style:font-weight-complex="normal"/>
    </style:style>
    <style:style style:name="P22" style:family="paragraph" style:parent-style-name="Standard" style:list-style-name="WW8Num3">
      <style:text-properties fo:color="#000000" style:font-name="Times New Roman" fo:font-style="normal" style:text-underline-style="none" fo:font-weight="normal" officeooo:rsid="001c761e" officeooo:paragraph-rsid="001de9cf" style:font-style-asian="normal" style:font-weight-asian="normal" style:font-name-complex="Times New Roman" style:font-style-complex="normal" style:font-weight-complex="normal"/>
    </style:style>
    <style:style style:name="P23" style:family="paragraph" style:parent-style-name="Standard" style:list-style-name="WW8Num3">
      <style:text-properties fo:color="#000000" style:font-name="Times New Roman" fo:font-style="normal" style:text-underline-style="none" fo:font-weight="normal" officeooo:rsid="001c761e" officeooo:paragraph-rsid="001b6131" style:font-style-asian="normal" style:font-weight-asian="normal" style:font-name-complex="Times New Roman" style:font-style-complex="normal" style:font-weight-complex="normal"/>
    </style:style>
    <style:style style:name="P24" style:family="paragraph" style:parent-style-name="Standard" style:list-style-name="WW8Num3">
      <style:text-properties fo:color="#000000" style:font-name="Times New Roman" fo:font-style="normal" style:text-underline-style="none" fo:font-weight="normal" officeooo:rsid="001c761e" officeooo:paragraph-rsid="001f0bfa" style:font-style-asian="normal" style:font-weight-asian="normal" style:font-name-complex="Times New Roman" style:font-style-complex="normal" style:font-weight-complex="normal"/>
    </style:style>
    <style:style style:name="P25" style:family="paragraph" style:parent-style-name="Standard" style:list-style-name="WW8Num3">
      <style:text-properties fo:color="#000000" style:font-name="Times New Roman" fo:font-style="normal" style:text-underline-style="none" fo:font-weight="normal" officeooo:rsid="001c761e" officeooo:paragraph-rsid="001ff00b" style:font-style-asian="normal" style:font-weight-asian="normal" style:font-name-complex="Times New Roman" style:font-style-complex="normal" style:font-weight-complex="normal"/>
    </style:style>
    <style:style style:name="P26" style:family="paragraph" style:parent-style-name="Standard" style:list-style-name="WW8Num3">
      <style:text-properties fo:color="#000000" style:font-name="Times New Roman" fo:font-style="normal" style:text-underline-style="none" fo:font-weight="normal" officeooo:rsid="001c761e" officeooo:paragraph-rsid="00200b4b" style:font-style-asian="normal" style:font-weight-asian="normal" style:font-name-complex="Times New Roman" style:font-style-complex="normal" style:font-weight-complex="normal"/>
    </style:style>
    <style:style style:name="P27" style:family="paragraph" style:parent-style-name="Standard" style:list-style-name="WW8Num3">
      <style:text-properties fo:color="#000000" style:font-name="Times New Roman" fo:font-style="normal" style:text-underline-style="none" fo:font-weight="normal" officeooo:rsid="001c6e76" officeooo:paragraph-rsid="001c6e76" style:font-style-asian="normal" style:font-weight-asian="normal" style:font-name-complex="Times New Roman" style:font-style-complex="normal" style:font-weight-complex="normal"/>
    </style:style>
    <style:style style:name="P28" style:family="paragraph" style:parent-style-name="Standard" style:list-style-name="WW8Num3">
      <style:text-properties fo:color="#000000" style:font-name="Times New Roman" fo:font-style="normal" style:text-underline-style="none" fo:font-weight="normal" officeooo:rsid="001c6e76" officeooo:paragraph-rsid="001f0bfa" style:font-style-asian="normal" style:font-weight-asian="normal" style:font-name-complex="Times New Roman" style:font-style-complex="normal" style:font-weight-complex="normal"/>
    </style:style>
    <style:style style:name="P29" style:family="paragraph" style:parent-style-name="Standard" style:list-style-name="WW8Num3">
      <style:text-properties fo:color="#000000" style:font-name="Times New Roman" fo:font-style="normal" style:text-underline-style="none" fo:font-weight="normal" officeooo:rsid="001c6e76" officeooo:paragraph-rsid="001ff00b" style:font-style-asian="normal" style:font-weight-asian="normal" style:font-name-complex="Times New Roman" style:font-style-complex="normal" style:font-weight-complex="normal"/>
    </style:style>
    <style:style style:name="P30" style:family="paragraph" style:parent-style-name="Standard" style:list-style-name="WW8Num3">
      <style:text-properties fo:color="#000000" style:font-name="Times New Roman" fo:font-style="normal" style:text-underline-style="none" fo:font-weight="normal" officeooo:rsid="001de9cf" officeooo:paragraph-rsid="001de9cf" style:font-style-asian="normal" style:font-weight-asian="normal" style:font-name-complex="Times New Roman" style:font-style-complex="normal" style:font-weight-complex="normal"/>
    </style:style>
    <style:style style:name="P31" style:family="paragraph" style:parent-style-name="Standard" style:list-style-name="WW8Num3">
      <style:text-properties fo:color="#000000" style:font-name="Times New Roman" fo:font-style="normal" style:text-underline-style="none" fo:font-weight="normal" officeooo:rsid="001f0bfa" officeooo:paragraph-rsid="001f0bfa" style:font-style-asian="normal" style:font-weight-asian="normal" style:font-name-complex="Times New Roman" style:font-style-complex="normal" style:font-weight-complex="normal"/>
    </style:style>
    <style:style style:name="P32" style:family="paragraph" style:parent-style-name="Standard" style:list-style-name="WW8Num3">
      <style:text-properties fo:color="#000000" style:font-name="Times New Roman" fo:font-style="normal" style:text-underline-style="none" fo:font-weight="normal" officeooo:rsid="001b6131" officeooo:paragraph-rsid="001ff00b" style:font-style-asian="normal" style:font-weight-asian="normal" style:font-name-complex="Times New Roman" style:font-style-complex="normal" style:font-weight-complex="normal"/>
    </style:style>
    <style:style style:name="P33" style:family="paragraph" style:parent-style-name="Standard" style:list-style-name="WW8Num3">
      <style:text-properties fo:color="#000000" style:font-name="Times New Roman" fo:font-style="normal" style:text-underline-style="none" fo:font-weight="normal" officeooo:rsid="001ff00b" officeooo:paragraph-rsid="001ff00b" style:font-style-asian="normal" style:font-weight-asian="normal" style:font-name-complex="Times New Roman" style:font-style-complex="normal" style:font-weight-complex="normal"/>
    </style:style>
    <style:style style:name="P34" style:family="paragraph" style:parent-style-name="Standard" style:list-style-name="WW8Num3">
      <style:text-properties fo:color="#000000" style:font-name="Times New Roman" fo:font-style="normal" style:text-underline-style="none" fo:font-weight="normal" officeooo:rsid="001ff00b" officeooo:paragraph-rsid="00200b4b" style:font-style-asian="normal" style:font-weight-asian="normal" style:font-name-complex="Times New Roman" style:font-style-complex="normal" style:font-weight-complex="normal"/>
    </style:style>
    <style:style style:name="P35" style:family="paragraph" style:parent-style-name="Standard" style:list-style-name="WW8Num3">
      <style:text-properties fo:color="#000000" style:font-name="Times New Roman" fo:font-style="normal" style:text-underline-style="none" fo:font-weight="normal" officeooo:rsid="00200b4b" officeooo:paragraph-rsid="00200b4b" style:font-style-asian="normal" style:font-weight-asian="normal" style:font-name-complex="Times New Roman" style:font-style-complex="normal" style:font-weight-complex="normal"/>
    </style:style>
    <style:style style:name="P36" style:family="paragraph" style:parent-style-name="Standard" style:list-style-name="WW8Num3">
      <style:text-properties officeooo:rsid="0019923d" officeooo:paragraph-rsid="0019923d"/>
    </style:style>
    <style:style style:name="T1" style:family="text">
      <style:text-properties officeooo:rsid="0024d312"/>
    </style:style>
    <style:style style:name="T2" style:family="text">
      <style:text-properties fo:color="#000000" style:font-name="Times New Roman" fo:font-style="normal" style:text-underline-style="none" fo:font-weight="normal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fo:color="#000000" style:font-name="Times New Roman" fo:font-style="normal" style:text-underline-style="none" fo:font-weight="normal" officeooo:rsid="00259664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color="#000000" style:font-name="Times New Roman" fo:font-style="normal" style:text-underline-style="none" fo:font-weight="normal" officeooo:rsid="0024d312" style:font-style-asian="normal" style:font-weight-asian="normal" style:font-name-complex="Times New Roman" style:font-style-complex="normal" style:font-weight-complex="normal"/>
    </style:style>
    <style:style style:name="T5" style:family="text">
      <style:text-properties fo:color="#000000" style:font-name="Times New Roman" fo:font-style="normal" style:text-underline-style="none" fo:font-weight="normal" officeooo:rsid="001c761e" style:font-style-asian="normal" style:font-weight-asian="normal" style:font-name-complex="Times New Roman" style:font-style-complex="normal" style:font-weight-complex="normal"/>
    </style:style>
    <style:style style:name="T6" style:family="text">
      <style:text-properties fo:color="#000000" style:font-name="Times New Roman" fo:font-style="normal" style:text-underline-style="none" fo:font-weight="normal" officeooo:rsid="0019923d" style:font-style-asian="normal" style:font-weight-asian="normal" style:font-name-complex="Times New Roman" style:font-style-complex="normal" style:font-weight-complex="normal"/>
    </style:style>
    <style:style style:name="T7" style:family="text">
      <style:text-properties fo:color="#000000" style:font-name="Times New Roman" fo:font-style="normal" style:text-underline-style="none" fo:font-weight="normal" officeooo:rsid="001c6e76" style:font-style-asian="normal" style:font-weight-asian="normal" style:font-name-complex="Times New Roman" style:font-style-complex="normal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e0eb0" style:font-style-asian="italic" style:font-weight-asian="bold" style:font-style-complex="italic" style:font-weight-complex="bold"/>
    </style:style>
    <style:style style:name="T10" style:family="text">
      <style:text-properties officeooo:rsid="00271fd2"/>
    </style:style>
    <style:style style:name="T11" style:family="text">
      <style:text-properties officeooo:rsid="001e0eb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4d312" style:font-weight-asian="bold" style:font-weight-complex="bold"/>
    </style:style>
    <style:style style:name="T14" style:family="text">
      <style:text-properties fo:font-weight="bold" officeooo:rsid="0019923d" style:font-weight-asian="bold" style:font-weight-complex="bold"/>
    </style:style>
    <style:style style:name="T15" style:family="text">
      <style:text-properties fo:font-weight="bold" officeooo:rsid="001b6131" style:font-weight-asian="bold" style:font-weight-complex="bold"/>
    </style:style>
    <style:style style:name="T16" style:family="text">
      <style:text-properties fo:font-weight="bold" officeooo:rsid="001c6e76" style:font-weight-asian="bold" style:font-weight-complex="bold"/>
    </style:style>
    <style:style style:name="T17" style:family="text">
      <style:text-properties fo:font-weight="bold" officeooo:rsid="001de9cf" style:font-weight-asian="bold" style:font-weight-complex="bold"/>
    </style:style>
    <style:style style:name="T18" style:family="text">
      <style:text-properties fo:font-weight="bold" officeooo:rsid="001f0bfa" style:font-weight-asian="bold" style:font-weight-complex="bold"/>
    </style:style>
    <style:style style:name="T19" style:family="text">
      <style:text-properties fo:font-weight="bold" officeooo:rsid="001ff00b" style:font-weight-asian="bold" style:font-weight-complex="bold"/>
    </style:style>
    <style:style style:name="T20" style:family="text">
      <style:text-properties fo:font-weight="bold" officeooo:rsid="00200b4b" style:font-weight-asian="bold" style:font-weight-complex="bold"/>
    </style:style>
    <style:style style:name="T21" style:family="text">
      <style:text-properties officeooo:rsid="001b6131"/>
    </style:style>
    <style:style style:name="T22" style:family="text">
      <style:text-properties officeooo:rsid="001c6e76"/>
    </style:style>
    <style:style style:name="T23" style:family="text">
      <style:text-properties officeooo:rsid="001de9cf"/>
    </style:style>
    <style:style style:name="T24" style:family="text">
      <style:text-properties officeooo:rsid="001f0bfa"/>
    </style:style>
    <style:style style:name="T25" style:family="text">
      <style:text-properties style:text-position="super 58%" officeooo:rsid="001f0bfa"/>
    </style:style>
    <style:style style:name="T26" style:family="text">
      <style:text-properties style:text-position="super 58%" officeooo:rsid="001c6e76"/>
    </style:style>
    <style:style style:name="T27" style:family="text">
      <style:text-properties officeooo:rsid="00200b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255517450600958205" text:style-name="WW8Num3">
        <text:list-header>
          <text:p text:style-name="P9">//---------------------------------------------------------------------------- </text:p>
        </text:list-header>
      </text:list>
      <text:p text:style-name="P1"><text:s text:c="12"/>// </text:p>
      <text:list xml:id="list231002118950035" text:continue-numbering="true" text:style-name="WW8Num3">
        <text:list-header>
          <text:p text:style-name="P9">//--------------------------- <text:span text:style-name="T22">Adventure Fighter</text:span>---------------------- </text:p>
          <text:p text:style-name="P9">// </text:p>
          <text:p text:style-name="P9">//---------------------------------------------------------------------------- </text:p>
          <text:p text:style-name="P9">// </text:p>
          <text:p text:style-name="P9">// <text:s/>Program Name: <text:span text:style-name="T22">Enemy</text:span> Class Header </text:p>
          <text:p text:style-name="P9">// </text:p>
          <text:p text:style-name="P9">// <text:s/>Author <text:s text:c="11"/>: <text:s/>Mosfiqur Rahman </text:p>
          <text:p text:style-name="P9">// <text:s/>Date <text:s text:c="15"/>: <text:s/><text:span text:style-name="T24">June,</text:span> 2016 </text:p>
          <text:p text:style-name="P9">// <text:s/>Last Modified: <text:s/><text:span text:style-name="T22">2</text:span><text:span text:style-name="T26">nd</text:span><text:span text:style-name="T22"> June</text:span>, 2016 </text:p>
        </text:list-header>
      </text:list>
      <text:p text:style-name="P1"/>
      <text:p text:style-name="P1"/>
      <text:list xml:id="list231001108839423" text:continue-numbering="true" text:style-name="WW8Num3">
        <text:list-item>
          <text:p text:style-name="P11">System Manual:</text:p>
          <text:list>
            <text:list-item>
              <text:p text:style-name="P14">The system uses the <text:span text:style-name="T22">Enemy</text:span> <text:span text:style-name="T22">base </text:span>class (see <text:span text:style-name="T22">Enemy</text:span>.h and <text:span text:style-name="T22">Enemy.</text:span>cpp files)</text:p>
            </text:list-item>
            <text:list-item>
              <text:p text:style-name="P7"><text:span text:style-name="T2">The current system uses the following methods </text:span><text:span text:style-name="T3">and attribute </text:span><text:span text:style-name="T2">from the </text:span><text:span text:style-name="T7">Enemy</text:span><text:span text:style-name="T2"> class:</text:span></text:p>
            </text:list-item>
          </text:list>
        </text:list-item>
      </text:list>
      <text:p text:style-name="P3"/>
      <text:list xml:id="list231000892364430" text:continue-numbering="true" text:style-name="WW8Num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7"/>
                        </text:list-header>
                      </text:list>
                    </text:list-item>
                  </text:list>
                </text:list-item>
                <text:list-item>
                  <text:p text:style-name="P14">Default <text:span text:style-name="T11">[</text:span><text:span text:style-name="T9">C</text:span><text:span text:style-name="T8">onstructor</text:span><text:span text:style-name="T11">]:</text:span> </text:p>
                  <text:list>
                    <text:list-item>
                      <text:p text:style-name="P14"><text:span text:style-name="T16">Enemy(</text:span><text:span text:style-name="T13">)</text:span>: <text:span text:style-name="T11">it initializes the condition of the enemy</text:span></text:p>
                    </text:list-item>
                    <text:list-item>
                      <text:p text:style-name="P15"><text:span text:style-name="T16">virtual ~Enemy(</text:span><text:span text:style-name="T13">)</text:span>: <text:span text:style-name="T22">destructor</text:span></text:p>
                      <text:p text:style-name="P14"/>
                    </text:list-item>
                  </text:list>
                </text:list-item>
                <text:list-item>
                  <text:p text:style-name="P20"><text:span text:style-name="T1">Other</text:span> methods: gets <text:span text:style-name="T1">&amp; sets </text:span>the values of specific attributes</text:p>
                  <text:list>
                    <text:list-item>
                      <text:p text:style-name="P20"><text:span text:style-name="T16">virtual string</text:span><text:span text:style-name="T13"> </text:span><text:span text:style-name="T14">get</text:span><text:span text:style-name="T16">Name</text:span><text:span text:style-name="T13">() </text:span><text:span text:style-name="T14">const </text:span><text:span text:style-name="T16">= 0</text:span><text:span text:style-name="T12"> </text:span>: </text:p>
                      <text:list>
                        <text:list-item>
                          <text:p text:style-name="P36"><text:span text:style-name="T4">g</text:span><text:span text:style-name="T2">ets the </text:span><text:span text:style-name="T7">name</text:span><text:span text:style-name="T2"> of </text:span><text:span text:style-name="T7">the enemy</text:span></text:p>
                          <text:p text:style-name="P17"/>
                        </text:list-item>
                      </text:list>
                    </text:list-item>
                    <text:list-item>
                      <text:p text:style-name="P20"><text:span text:style-name="T16">virtual string </text:span><text:span text:style-name="T14">get</text:span><text:span text:style-name="T16">Description</text:span><text:span text:style-name="T13">() </text:span><text:span text:style-name="T14">const </text:span><text:span text:style-name="T16">= 0</text:span>: </text:p>
                      <text:list>
                        <text:list-item>
                          <text:p text:style-name="P36"><text:span text:style-name="T5">g</text:span><text:span text:style-name="T2">ets the </text:span><text:span text:style-name="T7">description of th enemy</text:span></text:p>
                          <text:p text:style-name="P20"/>
                        </text:list-item>
                      </text:list>
                    </text:list-item>
                    <text:list-item>
                      <text:p text:style-name="P21"><text:span text:style-name="T16">virtual void attack</text:span><text:span text:style-name="T13">(</text:span><text:span text:style-name="T16">Enemy* hero</text:span><text:span text:style-name="T13">)</text:span><text:span text:style-name="T14"> </text:span><text:span text:style-name="T16">= 0</text:span>: </text:p>
                      <text:list>
                        <text:list-item>
                          <text:p text:style-name="P27">attacks other enemy</text:p>
                          <text:p text:style-name="P17"/>
                        </text:list-item>
                      </text:list>
                    </text:list-item>
                    <text:list-item>
                      <text:p text:style-name="P21"><text:span text:style-name="T16">virtual void defenseAttackShield</text:span><text:span text:style-name="T13">(</text:span><text:span text:style-name="T16">Enemy* hero</text:span><text:span text:style-name="T13">)</text:span><text:span text:style-name="T14"> </text:span><text:span text:style-name="T16">= 0</text:span>: </text:p>
                      <text:list>
                        <text:list-item>
                          <text:p text:style-name="P27">choices of the postions i.e. defense, <text:span text:style-name="T24">attack or shield</text:span></text:p>
                          <text:p text:style-name="P17"/>
                        </text:list-item>
                      </text:list>
                    </text:list-item>
                    <text:list-item>
                      <text:p text:style-name="P21"><text:span text:style-name="T16">virtual string attackshield</text:span><text:span text:style-name="T13">() </text:span><text:span text:style-name="T14">const </text:span><text:span text:style-name="T16">= 0</text:span>: </text:p>
                      <text:list>
                        <text:list-item>
                          <text:p text:style-name="P27">names of the postions i.e. shield &amp; attack</text:p>
                          <text:p text:style-name="P27"/>
                        </text:list-item>
                      </text:list>
                    </text:list-item>
                    <text:list-item>
                      <text:p text:style-name="P21"><text:span text:style-name="T16">virtual void specialAttack</text:span><text:span text:style-name="T13">(</text:span><text:span text:style-name="T16">Enemy* hero</text:span><text:span text:style-name="T13">)</text:span><text:span text:style-name="T14"> </text:span><text:span text:style-name="T16">= 0</text:span>: </text:p>
                      <text:list>
                        <text:list-item>
                          <text:p text:style-name="P27">choice<text:span text:style-name="T23">s</text:span> of the postion<text:span text:style-name="T23">s</text:span> i.e. special attack<text:span text:style-name="T23">s</text:span></text:p>
                          <text:p text:style-name="P27"/>
                        </text:list-item>
                      </text:list>
                    </text:list-item>
                    <text:list-item>
                      <text:p text:style-name="P21"><text:span text:style-name="T16">virtual </text:span><text:span text:style-name="T17">string specialName</text:span><text:span text:style-name="T13">() </text:span><text:span text:style-name="T17">const</text:span><text:span text:style-name="T14"> </text:span><text:span text:style-name="T16">= 0</text:span>: </text:p>
                      <text:list>
                        <text:list-item>
                          <text:p text:style-name="P27"><text:span text:style-name="T23">name</text:span>s of the postions i.e. defense &amp; attack</text:p>
                          <text:p text:style-name="P27"/>
                        </text:list-item>
                      </text:list>
                    </text:list-item>
                    <text:list-item>
                      <text:p text:style-name="P22"><text:span text:style-name="T16">virtual </text:span><text:span text:style-name="T17">int</text:span><text:span text:style-name="T16"> </text:span><text:span text:style-name="T17">getHealth</text:span><text:span text:style-name="T13">() </text:span><text:span text:style-name="T17">const</text:span><text:span text:style-name="T14"> </text:span><text:span text:style-name="T16">= 0</text:span>: </text:p>
                      <text:list>
                        <text:list-item>
                          <text:p text:style-name="P30">gets the health of the enemy</text:p>
                          <text:p text:style-name="P27"/>
                        </text:list-item>
                      </text:list>
                    </text:list-item>
                    <text:list-item>
                      <text:p text:style-name="P21"><text:soft-page-break/><text:span text:style-name="T16">virtual void </text:span><text:span text:style-name="T17">dodamage</text:span><text:span text:style-name="T13">(</text:span><text:span text:style-name="T17">int damage</text:span><text:span text:style-name="T13">)</text:span><text:span text:style-name="T14"> </text:span><text:span text:style-name="T16">= 0</text:span>: </text:p>
                      <text:list>
                        <text:list-item>
                          <text:p text:style-name="P27"><text:span text:style-name="T23">do</text:span>es <text:span text:style-name="T23">damage</text:span></text:p>
                          <text:p text:style-name="P27"/>
                        </text:list-item>
                      </text:list>
                    </text:list-item>
                    <text:list-item>
                      <text:p text:style-name="P21"><text:span text:style-name="T16">virtual void </text:span><text:span text:style-name="T17">resetHealth</text:span><text:span text:style-name="T13">()</text:span><text:span text:style-name="T14"> </text:span><text:span text:style-name="T16">= 0</text:span>: </text:p>
                      <text:list>
                        <text:list-item>
                          <text:p text:style-name="P27"><text:span text:style-name="T23">reset</text:span>s o<text:span text:style-name="T23">the health</text:span></text:p>
                          <text:p text:style-name="P27"/>
                        </text:list-item>
                      </text:list>
                    </text:list-item>
                    <text:list-item>
                      <text:p text:style-name="P21"><text:span text:style-name="T16">virtual void </text:span><text:span text:style-name="T17">potionhealth</text:span><text:span text:style-name="T13">()</text:span><text:span text:style-name="T14"> </text:span><text:span text:style-name="T16">= 0</text:span>: </text:p>
                      <text:list>
                        <text:list-item>
                          <text:p text:style-name="P27"><text:span text:style-name="T23">gain</text:span>s <text:span text:style-name="T23">helath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/>
      <text:list xml:id="list231000257424208" text:continue-numbering="true" text:style-name="WW8Num3">
        <text:list-header>
          <text:p text:style-name="P10">// <text:s/>Program Name: <text:span text:style-name="T24">Hero</text:span> Class Header </text:p>
          <text:p text:style-name="P10">// </text:p>
          <text:p text:style-name="P10">// <text:s/>Author <text:s text:c="11"/>: <text:s/>Mosfiqur Rahman </text:p>
          <text:p text:style-name="P10">// <text:s/>Date <text:s text:c="15"/>: <text:s/><text:span text:style-name="T24">June</text:span>, 2016 </text:p>
          <text:p text:style-name="P10">// <text:s/>Last Modified: <text:s/><text:span text:style-name="T24">2</text:span><text:span text:style-name="T25">nd</text:span><text:span text:style-name="T24"> June</text:span>, 2016 </text:p>
        </text:list-header>
      </text:list>
      <text:p text:style-name="P2"/>
      <text:p text:style-name="P2"/>
      <text:list xml:id="list231001984050982" text:continue-numbering="true" text:style-name="WW8Num3">
        <text:list-item>
          <text:p text:style-name="P12">System Manual:</text:p>
          <text:list>
            <text:list-item>
              <text:p text:style-name="P16">The system uses the <text:span text:style-name="T24">Enemy</text:span> <text:span text:style-name="T21">&amp; Hero </text:span>class (see <text:span text:style-name="T24">Enemy</text:span>.h, <text:span text:style-name="T24">Hero.h, Enemy.cpp</text:span> and <text:span text:style-name="T24">Hero.</text:span>cpp files)</text:p>
            </text:list-item>
            <text:list-item>
              <text:p text:style-name="P8"><text:span text:style-name="T2">The current system uses the following methods </text:span><text:span text:style-name="T3">and attribute </text:span><text:span text:style-name="T2">from the </text:span><text:span text:style-name="T6">card</text:span><text:span text:style-name="T2"> class:</text:span></text:p>
              <text:p text:style-name="P16"/>
              <text:list>
                <text:list-item>
                  <text:p text:style-name="P18">Private [<text:span text:style-name="T8">Attribute</text:span>]:</text:p>
                  <text:list>
                    <text:list-item>
                      <text:p text:style-name="P13">string heroname</text:p>
                      <text:list>
                        <text:list-item>
                          <text:p text:style-name="P18">suitable data structure for flawless program<text:span text:style-name="T10">ming</text:span> operation</text:p>
                        </text:list-item>
                      </text:list>
                    </text:list-item>
                    <text:list-item>
                      <text:p text:style-name="P13">string selectattack</text:p>
                      <text:list>
                        <text:list-item>
                          <text:p text:style-name="P19">suitable data structure for flawless program<text:span text:style-name="T10">ming</text:span> operation</text:p>
                        </text:list-item>
                      </text:list>
                    </text:list-item>
                    <text:list-item>
                      <text:p text:style-name="P13">int potions</text:p>
                      <text:list>
                        <text:list-item>
                          <text:p text:style-name="P19">suitable data structure for flawless program<text:span text:style-name="T10">ming</text:span> operation</text:p>
                        </text:list-item>
                      </text:list>
                    </text:list-item>
                    <text:list-item>
                      <text:p text:style-name="P13">int fireballs</text:p>
                      <text:list>
                        <text:list-item>
                          <text:p text:style-name="P19">suitable data structure for flawless program<text:span text:style-name="T10">ming</text:span> operation</text:p>
                        </text:list-item>
                      </text:list>
                    </text:list-item>
                    <text:list-item>
                      <text:p text:style-name="P13">string input</text:p>
                      <text:list>
                        <text:list-item>
                          <text:p text:style-name="P19">suitable data structure for flawless program<text:span text:style-name="T10">ming</text:span> operation</text:p>
                        </text:list-item>
                      </text:list>
                    </text:list-item>
                    <text:list-item>
                      <text:p text:style-name="P13">int heroHealth</text:p>
                      <text:list>
                        <text:list-item>
                          <text:p text:style-name="P19">suitable data structure for flawless program<text:span text:style-name="T10">ming</text:span> operation</text:p>
                        </text:list-item>
                      </text:list>
                    </text:list-item>
                    <text:list-item>
                      <text:p text:style-name="P13">bool defense_mode</text:p>
                      <text:list>
                        <text:list-item>
                          <text:p text:style-name="P19">suitable data structure for flawless program<text:span text:style-name="T10">ming</text:span> operation</text:p>
                        </text:list-item>
                      </text:list>
                    </text:list-item>
                    <text:list-item>
                      <text:p text:style-name="P13">string sheildinput</text:p>
                      <text:list>
                        <text:list-item>
                          <text:p text:style-name="P19">suitable data structure for flawless program<text:span text:style-name="T10">ming</text:span> operatio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><text:tab/><text:tab/></text:p>
      <text:list xml:id="list231001960203638" text:continue-numbering="true" text:style-name="WW8Num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8"/>
                        </text:list-header>
                      </text:list>
                    </text:list-item>
                  </text:list>
                </text:list-item>
                <text:list-item>
                  <text:p text:style-name="P16">Default <text:span text:style-name="T11">[</text:span><text:span text:style-name="T9">C</text:span><text:span text:style-name="T8">onstructor</text:span><text:span text:style-name="T11">]:</text:span> </text:p>
                  <text:list>
                    <text:list-item>
                      <text:p text:style-name="P16"><text:span text:style-name="T18">Hero</text:span><text:span text:style-name="T13">(</text:span><text:span text:style-name="T18">string n</text:span><text:span text:style-name="T13">)</text:span>: <text:span text:style-name="T11">it initializes a Hero</text:span></text:p>
                      <text:p text:style-name="P16"/>
                    </text:list-item>
                  </text:list>
                </text:list-item>
                <text:list-item>
                  <text:p text:style-name="P23"><text:span text:style-name="T1">Other</text:span> methods: gets <text:span text:style-name="T1">&amp; sets </text:span>the values of specific attributes</text:p>
                  <text:list>
                    <text:list-item>
                      <text:p text:style-name="P23"><text:span text:style-name="T18">int gettotalfireballs</text:span><text:span text:style-name="T15">()</text:span><text:span text:style-name="T12"> </text:span>: </text:p>
                      <text:list>
                        <text:list-item>
                          <text:p text:style-name="P31"><text:soft-page-break/>gets the value of fireballs</text:p>
                          <text:p text:style-name="P18"/>
                        </text:list-item>
                      </text:list>
                    </text:list-item>
                    <text:list-item>
                      <text:p text:style-name="P23"><text:span text:style-name="T18">int</text:span><text:span text:style-name="T15"> </text:span><text:span text:style-name="T18">setattackfireballs</text:span><text:span text:style-name="T15">(</text:span><text:span text:style-name="T18">int</text:span><text:span text:style-name="T15">)</text:span>: </text:p>
                      <text:list>
                        <text:list-item>
                          <text:p text:style-name="P31">initializes the amount of fireballs to attack</text:p>
                          <text:p text:style-name="P23"/>
                        </text:list-item>
                      </text:list>
                    </text:list-item>
                    <text:list-item>
                      <text:p text:style-name="P24"><text:span text:style-name="T18">int setattackpotion(int)</text:span>: </text:p>
                      <text:list>
                        <text:list-item>
                          <text:p text:style-name="P31">sets the potion attack</text:p>
                          <text:p text:style-name="P18"/>
                        </text:list-item>
                      </text:list>
                    </text:list-item>
                    <text:list-item>
                      <text:p text:style-name="P24"><text:span text:style-name="T18">void defenseAttackShield(Enemy * heroone)</text:span>: </text:p>
                      <text:list>
                        <text:list-item>
                          <text:p text:style-name="P28">choices of the postions i.e. defense, <text:span text:style-name="T24">attack or shield</text:span></text:p>
                          <text:p text:style-name="P18"/>
                        </text:list-item>
                      </text:list>
                    </text:list-item>
                    <text:list-item>
                      <text:p text:style-name="P25"><text:span text:style-name="T19">string attackshield()const</text:span>: </text:p>
                      <text:list>
                        <text:list-item>
                          <text:p text:style-name="P29">choices of the postions i.e. shield</text:p>
                          <text:p text:style-name="P32"/>
                        </text:list-item>
                      </text:list>
                    </text:list-item>
                    <text:list-item>
                      <text:p text:style-name="P25"><text:span text:style-name="T19">string getName() const</text:span>: </text:p>
                      <text:list>
                        <text:list-item>
                          <text:p text:style-name="P33">gets the name of the hero</text:p>
                          <text:p text:style-name="P32"/>
                        </text:list-item>
                      </text:list>
                    </text:list-item>
                    <text:list-item>
                      <text:p text:style-name="P25"><text:span text:style-name="T19">string getDescription() const</text:span>: </text:p>
                      <text:list>
                        <text:list-item>
                          <text:p text:style-name="P33">gets the description of the hero</text:p>
                          <text:p text:style-name="P32"/>
                        </text:list-item>
                      </text:list>
                    </text:list-item>
                    <text:list-item>
                      <text:p text:style-name="P25"><text:span text:style-name="T19">void attack(Enemy * heroone)</text:span>: </text:p>
                      <text:list>
                        <text:list-item>
                          <text:p text:style-name="P33">attacks the enemy</text:p>
                          <text:p text:style-name="P32"/>
                        </text:list-item>
                      </text:list>
                    </text:list-item>
                    <text:list-item>
                      <text:p text:style-name="P25"><text:span text:style-name="T19">string attackName() const</text:span>: </text:p>
                      <text:list>
                        <text:list-item>
                          <text:p text:style-name="P33">name of the attack</text:p>
                          <text:p text:style-name="P33"/>
                        </text:list-item>
                      </text:list>
                    </text:list-item>
                    <text:list-item>
                      <text:p text:style-name="P26"><text:span text:style-name="T20">void specialAttack(Enemy * heroone)</text:span>: </text:p>
                      <text:list>
                        <text:list-item>
                          <text:p text:style-name="P35">special attack towards enemy</text:p>
                          <text:p text:style-name="P34"/>
                        </text:list-item>
                      </text:list>
                    </text:list-item>
                    <text:list-item>
                      <text:p text:style-name="P26"><text:span text:style-name="T20">string specialName() const</text:span>: </text:p>
                      <text:list>
                        <text:list-item>
                          <text:p text:style-name="P34">name of the <text:span text:style-name="T27">special </text:span>attack</text:p>
                          <text:p text:style-name="P34"/>
                        </text:list-item>
                      </text:list>
                    </text:list-item>
                    <text:list-item>
                      <text:p text:style-name="P26"><text:span text:style-name="T20">int getHealth() const</text:span>: </text:p>
                      <text:list>
                        <text:list-item>
                          <text:p text:style-name="P35">gets the health</text:p>
                          <text:p text:style-name="P35"/>
                        </text:list-item>
                      </text:list>
                    </text:list-item>
                    <text:list-item>
                      <text:p text:style-name="P26"><text:span text:style-name="T20">void dodamage(int damage)</text:span>: </text:p>
                      <text:list>
                        <text:list-item>
                          <text:p text:style-name="P35">damages the enemy health</text:p>
                          <text:p text:style-name="P34"/>
                        </text:list-item>
                      </text:list>
                    </text:list-item>
                    <text:list-item>
                      <text:p text:style-name="P26"><text:span text:style-name="T20">void resetHealth()</text:span>: </text:p>
                      <text:list>
                        <text:list-item>
                          <text:p text:style-name="P35">resets the health</text:p>
                        </text:list-item>
                      </text:list>
                    </text:list-item>
                    <text:list-item>
                      <text:p text:style-name="P26"><text:span text:style-name="T20">void potionsattack(Enemy * heroone)</text:span>: </text:p>
                      <text:list>
                        <text:list-item>
                          <text:p text:style-name="P35">potion attack</text:p>
                          <text:p text:style-name="P34"/>
                        </text:list-item>
                      </text:list>
                    </text:list-item>
                    <text:list-item>
                      <text:p text:style-name="P26"><text:span text:style-name="T20">void potionhealth()</text:span>: </text:p>
                      <text:list>
                        <text:list-item>
                          <text:p text:style-name="P35">potion health</text:p>
                          <text:p text:style-name="P34"/>
                        </text:list-item>
                      </text:list>
                      <text:p text:style-name="P34"><text:soft-page-break/></text:p>
                      <text:list text:continue-numbering="true">
                        <text:list-header>
                          <text:p text:style-name="P18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, 'Arial Unicode MS'"/>
    <style:font-face style:name="Symbol" svg:font-family="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WW8Num3z0" style:family="text">
      <style:text-properties style:font-name="Symbol" fo:font-family="Symbol" style:font-name-complex="OpenSymbol" style:font-family-complex="OpenSymbol, 'Arial Unicode MS'"/>
    </style:style>
    <style:style style:name="WW8Num3z1" style:family="text">
      <style:text-properties fo:color="#000000" style:font-name="OpenSymbol" fo:font-family="OpenSymbol, 'Arial Unicode MS'" style:font-name-complex="OpenSymbol" style:font-family-complex="OpenSymbol, 'Arial Unicode MS'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17:27:26.725724953</meta:creation-date>
    <meta:generator>LibreOffice/4.2.8.2$Linux_X86_64 LibreOffice_project/420m0$Build-2</meta:generator>
    <dc:date>2016-06-02T23:10:00.090607016</dc:date>
    <meta:editing-duration>PT2H20M9S</meta:editing-duration>
    <meta:editing-cycles>7</meta:editing-cycles>
    <meta:document-statistic meta:table-count="0" meta:image-count="0" meta:object-count="0" meta:page-count="4" meta:paragraph-count="133" meta:word-count="602" meta:character-count="3553" meta:non-whitespace-character-count="3057"/>
  </office:meta>
</office:document-meta>
</file>